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2"/>
          <table:table-cell office:value-type="string" table:style-name="ce1">
            <text:p>Kevin is Cooking</text:p>
          </table:table-cell>
          <table:table-cell office:value-type="string" table:style-name="ce1">
            <text:p>Big Green Egg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<text:a xlink:href="https://www.youtube.com/watch?v=keyMwoP7qMk&amp;list=WL&amp;index=235&amp;t=0s">YouTube</text:a></text:p>
          </table:table-cell>
          <table:table-cell office:value-type="string" table:style-name="ce2">
            <text:p><text:a xlink:href="https://www.youtube.com/watch?v=mxc1f-9z2yY&amp;list=WL&amp;index=232">YouTube</text:a>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<text:a xlink:href="https://keviniscooking.com/slow-roasted-leg-of-lamb/">Recipe</text:a></text:p>
          </table:table-cell>
          <table:table-cell table:number-columns-repeated="16381" table:style-name="ce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Lars Petersson</meta:initial-creator>
    <dc:creator>Lars Petersson</dc:creator>
    <meta:creation-date>2019-11-24T11:08:49Z</meta:creation-date>
    <dc:date>2019-11-24T11:23:58Z</dc:date>
  </office:meta>
</office:document-meta>
</file>